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svg:font-family="Courier, 'Courier New',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ink href='http://fonts.googleapis.com/css?family=Quicksand' rel='stylesheet' type='text/css'&gt;<text:line-break/>&lt;style&gt; .fond { width: 590px; height: auto; background-image : url(http://zupimages.net/up/14/06/tu5w.png);padding-top:20px;padding-bottom:40px; } .intitule { background-color:#EFEFEF;padding:2px; width:120px;border-bottom:1px solid #AD8FA1;margin-bottom:3px;display:inline-block;text-align:left;margin-right:5px;text-transform: uppercase;font-size:10px;} .reponse { width:100px;padding:3px;border-bottom: 1px solid #AD8FA1;margin-bottom:3px;display:inline-block;text-align:right;} .droite { width:260px;background-color:#E5E5E5;padding-top:5px;padding-bottom:5px;float:left;margin-left:20px;overflow:auto;height:195px;} .gauche {width:268px;background-color:#E5E5E5;padding:5px;float:right;margin-right:20px;height:195px;overflow:auto;text-align:justify;}.titre {font-family: 'Quicksand', sans-serif; font-size: 32px; text-transform: uppercase; padding-top: 15px; color: #191919; letter-spacing:-2px;} .histoire {width:90%;margin:20px; background-color:#E5E5E5;padding:10px;text-align:justify;}&lt;/style&gt;<text:line-break/><text:line-break/>&lt;center&gt;&lt;img src="http://image.noelshack.com/fichiers/2018/06/2/1517955864-590x250.png"/&gt;&lt;!--<text:line-break/>IMAGE DU HAUT<text:line-break/><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1&lt;/div&gt;&lt;/div&gt;&lt;/div&gt;&lt;!--<text:line-break/><text:line-break/>--&gt;&lt;div class="fond"&gt;&lt;div class="titre"&gt;Identité de Votre Personnage&lt;/div&gt;<text:line-break/>&lt;div class="droite"&gt;&lt;div class="intitule"&gt;Nom : &lt;/div&gt;&lt;div class="reponse"&gt;Du Couteau&lt;/div&gt;<text:line-break/>&lt;div class="intitule"&gt;Prénom : &lt;/div&gt;&lt;div class="reponse"&gt;Chloé&lt;/div&gt;<text:line-break/>&lt;div class="intitule"&gt;Age : &lt;/div&gt;&lt;div class="reponse"&gt;22 ans&lt;/div&gt;<text:line-break/>&lt;div class="intitule"&gt;Nationalité : &lt;/div&gt;&lt;div class="reponse"&gt;française&lt;/div&gt;<text:line-break/>&lt;div class="intitule"&gt;Groupe RP: &lt;/div&gt;&lt;div class="reponse"&gt;Humain&lt;/div&gt;<text:line-break/>&lt;div class="intitule"&gt;Date de naissance : &lt;/div&gt;&lt;div class="reponse"&gt;21 mars&lt;/div&gt;<text:line-break/>&lt;div class="intitule"&gt;Avatar : &lt;/div&gt;&lt;div class="reponse"&gt;blblblbl&lt;/div&gt;<text:line-break/>&lt;/div&gt; &lt;!--<text:line-break/><text:line-break/><text:line-break/>--&gt;&lt;div class="gauche"&gt; &lt;div class="intitule" style="width:150px;"&gt;Situation familiale : &lt;/div&gt;<text:line-break/>En froid avec ses parents.<text:line-break/><text:line-break/>&lt;div class="intitule" style="width:150px;"&gt;Situation professionnelle : &lt;/div&gt;<text:line-break/>Etudiante en arts dramatiques, bosse au DoMc pour se payer à bouffer.<text:line-break/><text:line-break/>&lt;/div&gt;&lt;div style="clear:both;"&gt;&lt;/div&gt;&lt;/div&gt;&lt;!--<text:line-break/>--&gt;&lt;div style="width: 590px; height: 10px; background-color: #191919;"&gt;&lt;div style="width: 60px; height: 60px; background-color:#EFEFEF; border-radius: 60px; border: 5px solid #191919; position:relative;left:-10px; top:-35px;"&gt;&lt;div style="font-size: 50px; text-transform: uppercase;font-weight:normal;margin-top:20px;"&gt;2&lt;/div&gt;&lt;/div&gt;&lt;/div&gt;&lt;!--<text:line-break/><text:line-break/>--&gt;&lt;div class="fond"&gt; &lt;div class="titre"&gt;Qui es-tu ? &lt;/div&gt;<text:line-break/>&lt;div class="droite" style="text-align:justify;padding:5px;"&gt;[b]CARACTÈRE - [/b]Excogitatum est super his, ut homines quidam ignoti, vilitate ipsa parum cavendi ad colligendos rumores per Antiochiae latera cuncta destinarentur relaturi quae audirent. hi peragranter et dissimulanter honoratorum circulis adsistendo pervadendoque divites domus egentium habitu quicquid noscere poterant vel audire latenter intromissi per posticas in regiam nuntiabant, id observantes <text:soft-page-break/>conspiratione concordi, ut fingerent quaedam et cognita duplicarent in peius, laudes vero supprimerent Caesaris, quas invitis conpluribus formido malorum inpendentium exprimebat.&lt;/div&gt;&lt;!--<text:line-break/><text:line-break/>--&gt;&lt;div class="gauche" style="padding:5px;"&gt;[b]PHYSIQUE -[/b] </text:p>
      <text:p text:style-name="Standard">Tout commença il y a deux décennies</text:p>
      <text:p text:style-name="Standard">Lorsque dans un palais, loin chez les Francs</text:p>
      <text:p text:style-name="Standard">Un beau matin, à l'aurore du printemps</text:p>
      <text:p text:style-name="Standard">La première fille des Du Couteau naquit</text:p>
      <text:p text:style-name="Standard"/>
      <text:p text:style-name="Standard">Son enfance ne fut pas malheureuse</text:p>
      <text:p text:style-name="Standard">Elle ne fut jamais dans le besoin</text:p>
      <text:p text:style-name="Standard">Domestiques, cuisinier, coiffeuse</text:p>
      <text:p text:style-name="Standard">La petite Chloé ne manquait de rien</text:p>
      <text:p text:style-name="Standard"/>
      <text:p text:style-name="Standard">A part peut-être des parents</text:p>
      <text:p text:style-name="Standard">Mais comprends-tu mon enfant</text:p>
      <text:p text:style-name="Standard">Que ce n'est pas en flânant</text:p>
      <text:p text:style-name="Standard">Qu'on érige un empire aussi grand</text:p>
      <text:p text:style-name="Standard"/>
      <text:p text:style-name="Standard"/>
      <text:p text:style-name="Standard"/>
      <text:p text:style-name="Standard">Toujours aux abonnés absents</text:p>
      <text:p text:style-name="Standard"><text:line-break/>&lt;/div&gt;&lt;!--<text:line-break/><text:line-break/>--&gt;&lt;/div&gt;&lt;div style="font-family: arial;font-size:9px; opacity:0.5; padding-right: 10px;text-transform: uppercase; "&gt;(c) Reira de [url=http://libre-graph.forumperso.com/]LibreGraph'[/url]&lt;/div&gt;&lt;/div&gt;<text:line-break/><text:line-break/>&lt;link href='http://fonts.googleapis.com/css?family=Raleway:100' rel='stylesheet' type='text/css'&g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svg:font-family="Courier, 'Courier New', sans-serif"/>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8-02-20T23:15:12.92</meta:creation-date>
    <dc:date>2018-02-21T23:44:09.36</dc:date>
    <meta:editing-duration>PT1H14M40S</meta:editing-duration>
    <meta:editing-cycles>21</meta:editing-cycles>
    <meta:generator>OpenOffice/4.1.2$Win32 OpenOffice.org_project/412m3$Build-9782</meta:generator>
    <meta:document-statistic meta:table-count="0" meta:image-count="0" meta:object-count="0" meta:page-count="2" meta:paragraph-count="15" meta:word-count="368" meta:character-count="4368"/>
  </office:meta>
</office:document-meta>
</file>